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 <text:s text:c="6"/><text:span text:style-name="T1">Manuel Utilisateur</text:span></text:p>
      <text:p text:style-name="Standard"><text:span text:style-name="T1"/></text:p>
      <text:p text:style-name="Standard"><text:span text:style-name="T1"/></text:p>
      <text:p text:style-name="P1">MyParty est composé d'un site web et d'une application Android.</text:p>
      <text:p text:style-name="P1">Le site web permettant aux utilisateurs de consulter et d'acheter des Party<text:span text:style-name="T2">1</text:span> .</text:p>
      <text:p text:style-name="P1">De plus ce site contient une partie réservée à l'administrateur lui permettant en plus de </text:p>
      <text:p text:style-name="P1">publier des Party. L'administrateur a le contrôle sur les Party (création/suppression/édition).</text:p>
      <text:p text:style-name="P1">L'administrateur peut accéder à un éditeur, pour réaliser le design du ticket pour chaque Party.</text:p>
      <text:p text:style-name="P1">Le jour de la Party à l'entrée un guichetier via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rty<text:span text:style-name="MT1">1</text:span> = événement, concert ..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a Lyazidi</meta:initial-creator>
    <meta:creation-date>2013-03-27T17:07:21</meta:creation-date>
    <dc:date>2013-03-27T18:07:13</dc:date>
    <dc:creator>Reda Lyazidi</dc:creator>
    <meta:editing-duration>PT58M37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8" meta:word-count="81" meta:character-count="531" meta:non-whitespace-character-count="445"/>
  </office:meta>
</office:document-meta>
</file>